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b Design</text:p>
      <text:p text:style-name="Standard"/>
      <text:p text:style-name="Standard">User <text:s text:c="7"/>Req=&gt; | <text:s text:c="6"/>| <text:s/>Req===&gt; <text:s/>| <text:s text:c="21"/>| Req=&gt;| <text:s text:c="5"/>|</text:p>
      <text:p text:style-name="P1">PC-----------------|ISP|---------------|INTERNET|---------|ISP|-------|WWW.IONA.EDU|</text:p>
      <text:p text:style-name="P1"><text:span text:style-name="T1">-Browser <text:s text:c="40"/>|</text:span>BACKBONE| <text:s text:c="33"/><text:span text:style-name="T1">(Web Server)</text:span></text:p>
      <text:p text:style-name="P1"><text:span text:style-name="T1">-www.iona.edu <text:s text:c="86"/></text:span></text:p>
      <text:p text:style-name="P1"><text:span text:style-name="T1">-”Request” <text:s text:c="92"/>-“Response” <text:s/></text:span></text:p>
      <text:p text:style-name="P2"><text:span text:style-name="T1"><text:s text:c="3"/>-Data that is going to be sent <text:s text:c="64"/>-My address</text:span></text:p>
      <text:p text:style-name="P1"><text:span text:style-name="T1"><text:s text:c="3"/>-The destination address(URL)</text:span></text:p>
      <text:p text:style-name="P1"><text:span text:style-name="T1"><text:s text:c="3"/>-Return address(your IP)</text:span></text:p>
      <text:p text:style-name="P1"><text:span text:style-name="T1"/></text:p>
      <text:p text:style-name="P1"><text:span text:style-name="T1">-http</text:span></text:p>
      <text:p text:style-name="P1"><text:span text:style-name="T1">-Domain Name</text:span></text:p>
      <text:p text:style-name="P1"><text:span text:style-name="T1"><text:s text:c="2"/>-Web Address</text:span></text:p>
      <text:p text:style-name="P1"><text:span text:style-name="T1">-Ip Address</text:span></text:p>
      <text:p text:style-name="P1"><text:span text:style-name="T1"><text:s text:c="2"/>-Numeric(100.69.876.45)</text:span></text:p>
      <text:p text:style-name="P1"><text:span text:style-name="T1"/></text:p>
      <text:p text:style-name="P1"><text:span text:style-name="T1">-Command Prompt – Text Interface</text:span></text:p>
      <text:p text:style-name="P1"><text:span text:style-name="T1"><text:s text:c="2"/>-ping &lt;webaddress&gt; –calls out to test another machine in the network.</text:span></text:p>
      <text:p text:style-name="P1"><text:span text:style-name="T1"><text:s text:c="5"/>-if the server obliges the command, it will take the data sent out, and then sent back to the machine and compare the two.</text:span></text:p>
      <text:p text:style-name="P1"><text:span text:style-name="T1"><text:s text:c="2"/>-ipconfig – tells your own ip address</text:span></text:p>
      <text:p text:style-name="P1"><text:span text:style-name="T1"><text:s text:c="2"/>-tracert <text:s/>&lt;webaddress&gt; – shows all of the steps to connect to a website</text:span></text:p>
      <text:p text:style-name="P1"><text:span text:style-name="T1"/></text:p>
      <text:list xml:id="list1480106993" text:style-name="L1">
        <text:list-item>
          <text:p text:style-name="P3"><text:span text:style-name="T1">Instead of typing the webpage in the address bad you can type the IP address to connect to it.</text:span></text:p>
        </text:list-item>
      </text:list>
      <text:p text:style-name="P1"><text:span text:style-name="T1"/></text:p>
      <text:p text:style-name="P1"><text:span text:style-name="T1">- Domain Name Server (DNS) – first stop the package(request) makes</text:span></text:p>
      <text:p text:style-name="P1"><text:span text:style-name="T1"><text:s text:c="2"/>-Like an electronic telephone book – takes domain names and looks it up in a table of IP addresses to connect to.</text:span></text:p>
      <text:p text:style-name="P1"><text:span text:style-name="T1"/></text:p>
      <text:p text:style-name="P1"><text:span text:style-name="T1">- Router – different from wireless routers. These span the globe and are connected to each other like a mesh.</text:span></text:p>
      <text:p text:style-name="P1"><text:span text:style-name="T1"><text:s text:c="2"/>- multiple paths in case a line goes o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 Buehler</meta:initial-creator>
    <meta:creation-date>2012-01-24T11:03:33</meta:creation-date>
    <dc:date>2012-01-24T11:47:42</dc:date>
    <dc:creator>Joe Buehler</dc:creator>
    <meta:editing-duration>PT13M48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24" meta:word-count="189" meta:character-count="1495"/>
  </office:meta>
</office:document-meta>
</file>